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Web" style:master-page-name="MP0" style:family="paragraph">
      <style:paragraph-properties fo:break-before="page"/>
    </style:style>
    <style:style style:name="T2" style:parent-style-name="Policepardéfaut" style:family="text">
      <style:text-properties style:font-name="Segoe UI Emoji" style:font-name-complex="Segoe UI Emoji"/>
    </style:style>
    <style:style style:name="T3" style:parent-style-name="Policepardéfaut" style:family="text">
      <style:text-properties style:font-name="Segoe UI Emoji" style:font-name-complex="Segoe UI Emoji"/>
    </style:style>
    <style:style style:name="T4" style:parent-style-name="Policepardéfaut" style:family="text">
      <style:text-properties style:font-name="Segoe UI Emoji" style:font-name-complex="Segoe UI Emoji"/>
    </style:style>
    <style:style style:name="T5" style:parent-style-name="Policepardéfaut" style:family="text">
      <style:text-properties style:font-name="Segoe UI Emoji" style:font-name-complex="Segoe UI Emoji"/>
    </style:style>
    <style:style style:name="T6" style:parent-style-name="Policepardéfaut" style:family="text">
      <style:text-properties style:font-name="Segoe UI Emoji" style:font-name-complex="Segoe UI Emoji"/>
    </style:style>
    <style:style style:name="T7" style:parent-style-name="Policepardéfaut" style:family="text">
      <style:text-properties style:font-name="Segoe UI Emoji" style:font-name-complex="Segoe UI Emoji"/>
    </style:style>
    <style:style style:name="T8" style:parent-style-name="Policepardéfaut" style:family="text">
      <style:text-properties style:font-name="Segoe UI Emoji" style:font-name-complex="Segoe UI Emoji"/>
    </style:style>
    <style:style style:name="T9" style:parent-style-name="Policepardéfaut" style:family="text">
      <style:text-properties style:font-name="Segoe UI Emoji" style:font-name-complex="Segoe UI Emoji"/>
    </style:style>
  </office:automatic-styles>
  <office:body>
    <office:text text:use-soft-page-breaks="true">
      <text:p text:style-name="P1"><text:span text:style-name="T2">✨</text:span><text:s/><text:span text:style-name="Élevé">Bienvenue à la Résidence Dahlia</text:span><text:s/><text:span text:style-name="T3">✨</text:span></text:p>
      <text:p text:style-name="NormalWeb">Direction le<text:s/><text:span text:style-name="Élevé">3ᵉ étage</text:span><text:s/>pour découvrir ce magnifique<text:s/><text:span text:style-name="Élevé">appartement F3</text:span>, entièrement<text:s/><text:span text:style-name="Élevé">climatisé</text:span>, disponible<text:s/><text:span text:style-name="Élevé">meublé ou non meublé</text:span><text:s/>selon vos préférences.</text:p>
      <text:p text:style-name="NormalWeb"><text:span text:style-name="T4">🛋</text:span>️<text:s/><text:span text:style-name="Élevé">Grand salon lumineux</text:span>, parfaitement aménagé, avec une<text:s/><text:span text:style-name="Élevé">vue exceptionnelle sur le Monument de la Renaissance</text:span><text:line-break/><text:span text:style-name="T5">🛏</text:span>️<text:s/><text:span text:style-name="Élevé">3 chambres avec placards</text:span>, dont une<text:s/><text:span text:style-name="Élevé">suite parentale</text:span><text:s/>avec toilette intérieure et<text:s/><text:span text:style-name="Élevé">balcon privé</text:span><text:line-break/><text:span text:style-name="T6">🚿</text:span><text:s/><text:span text:style-name="Élevé">Toilette extérieure</text:span><text:line-break/><text:span text:style-name="T7">🍽</text:span>️<text:s/><text:span text:style-name="Élevé">Cuisine fonctionnelle avec buanderie</text:span></text:p>
      <text:p text:style-name="NormalWeb">Un cadre de vie confortable, élégant et pratique, idéal pour se sentir chez soi dès le premier jour.</text:p>
      <text:p text:style-name="NormalWeb"><text:span text:style-name="T8">📍</text:span><text:s/>Résidence Dahlia<text:line-break/><text:span text:style-name="T9">📞</text:span><text:s/><text:span text:style-name="Élevé">Disponible pour visite – contactez-nous dès maintenant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binet IDAC</meta:initial-creator>
    <dc:creator>Cabinet IDAC</dc:creator>
    <meta:creation-date>2026-01-07T09:55:00Z</meta:creation-date>
    <dc:date>2026-01-07T09:55:00Z</dc:date>
    <meta:template xlink:href="Normal" xlink:type="simple"/>
    <meta:editing-cycles>1</meta:editing-cycles>
    <meta:editing-duration>PT0S</meta:editing-duration>
    <meta:document-statistic meta:page-count="1" meta:paragraph-count="1" meta:word-count="97" meta:character-count="630" meta:row-count="4" meta:non-whitespace-character-count="534"/>
  </office:meta>
</office:document-meta>
</file>